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arial, sans-serif"/>
    <style:font-face style:name="arial" svg:font-family="arial, sans-serif"/>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uli" svg:font-family="Muli" style:font-family-generic="system" style:font-pitch="variable"/>
    <style:font-face style:name="Trebuchet MS" svg:font-family="'Trebuchet MS'" style:font-family-generic="system" style:font-pitch="variable"/>
  </office:font-face-decls>
  <office:automatic-styles>
    <style:style style:name="P1" style:family="paragraph" style:master-page-name="Standard">
      <style:paragraph-properties style:page-number="auto"/>
    </style:style>
    <style:style style:name="P2" style:family="paragraph" style:list-style-name="WWNum2"/>
    <style:style style:name="P3" style:family="paragraph" style:list-style-name="WWNum1"/>
    <style:style style:name="P4" style:family="paragraph" style:list-style-name="L1"/>
    <style:style style:name="T1" style:family="text">
      <style:text-properties style:font-name="Arial1" fo:font-size="12pt" style:text-underline-style="solid" style:text-underline-width="auto" style:text-underline-color="font-color" style:font-name-asian="Muli" style:font-size-asian="12pt" style:font-name-complex="Muli" style:font-size-complex="12pt"/>
    </style:style>
    <style:style style:name="T2" style:family="text">
      <style:text-properties fo:font-size="12pt" style:text-underline-style="solid" style:text-underline-width="auto" style:text-underline-color="font-color" style:font-name-asian="Muli" style:font-size-asian="12pt" style:font-name-complex="Muli" style:font-size-complex="12pt"/>
    </style:style>
    <style:style style:name="T3" style:family="text">
      <style:text-properties fo:font-size="12pt" style:font-name-asian="Muli" style:font-size-asian="12pt" style:font-name-complex="Muli" style:font-size-complex="12pt"/>
    </style:style>
    <style:style style:name="T4" style:family="text">
      <style:text-properties fo:font-variant="normal" fo:text-transform="none" fo:color="#202124" style:font-name="arial" fo:font-size="12pt" fo:letter-spacing="normal" fo:font-style="normal" fo:font-weight="normal"/>
    </style:style>
    <style:style style:name="T5" style:family="text">
      <style:text-properties fo:font-variant="normal" fo:text-transform="none" fo:color="#202124" style:font-name="arial" fo:font-size="12pt" fo:letter-spacing="normal" fo:font-style="normal" fo:font-weight="bold"/>
    </style:style>
    <style:style style:name="T6" style:family="text">
      <style:text-properties fo:font-variant="normal" fo:text-transform="none" fo:color="#202124" style:font-name="arial" fo:font-size="12pt" fo:letter-spacing="normal" fo:font-style="normal" style:text-underline-style="solid" style:text-underline-width="auto" style:text-underline-color="font-color" fo:font-weight="normal" style:font-name-asian="Muli" style:font-size-asian="12pt" style:font-name-complex="Muli" style:font-size-complex="12pt"/>
    </style:style>
    <style:style style:name="T7" style:family="text">
      <style:text-properties fo:font-variant="normal" fo:text-transform="none" fo:color="#202124" style:font-name="arial" fo:letter-spacing="normal" fo:font-style="normal" fo:font-weight="normal"/>
    </style:style>
    <style:style style:name="T8" style:family="text">
      <style:text-properties fo:font-variant="normal" fo:text-transform="none" fo:color="#202124" fo:letter-spacing="normal"/>
    </style:style>
    <style:style style:name="T9" style:family="text">
      <style:text-properties fo:font-variant="normal" fo:text-transform="none" fo:color="#202124" style:font-name="Google Sans" fo:font-size="24pt" fo:letter-spacing="normal" fo:font-style="normal" fo:font-weight="normal"/>
    </style:style>
    <style:style style:name="T10" style:family="text">
      <style:text-properties style:text-underline-style="solid" style:text-underline-width="auto" style:text-underline-color="font-color" style:font-name-asian="Muli" style:font-size-asian="12pt" style:font-name-complex="Muli" style:font-size-complex="12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Let's Get Started, Coder!!</text:p>
      <text:p text:style-name="Standard">Fill the following Document</text:p>
      <text:p text:style-name="Standard">__________________________________________________________________________</text:p>
      <text:p text:style-name="Standard"/>
      <text:p text:style-name="Standard">1. Which one of the following is an Imperative Language?</text:p>
      <text:p text:style-name="Standard"/>
      <text:list xml:id="list2804994560537564406" text:style-name="WWNum2">
        <text:list-item>
          <text:p>HTML</text:p>
        </text:list-item>
        <text:list-item>
          <text:p>CSS</text:p>
        </text:list-item>
        <text:list-item>
          <text:p>Java Script</text:p>
        </text:list-item>
      </text:list>
      <text:p text:style-name="Standard"/>
      <text:p text:style-name="Standard">Answer: <text:s text:c="2"/>Java Script<text:tab/></text:p>
      <text:p text:style-name="Standard"/>
      <text:p text:style-name="Standard"/>
      <text:p text:style-name="Standard">2. Which one of the following is a Declarative Language?</text:p>
      <text:p text:style-name="Standard"/>
      <text:list xml:id="list5392081898063457082" text:style-name="WWNum1">
        <text:list-item>
          <text:p>HTML</text:p>
        </text:list-item>
        <text:list-item>
          <text:p>CSS</text:p>
        </text:list-item>
        <text:list-item>
          <text:p>Java Script</text:p>
        </text:list-item>
      </text:list>
      <text:p text:style-name="Standard"/>
      <text:p text:style-name="Standard">Answer: <text:s/>HTML</text:p>
      <text:p text:style-name="Standard"/>
      <text:p text:style-name="Standard"/>
      <text:p text:style-name="Standard">3. Name two uses of a DIV tag?</text:p>
      <text:p text:style-name="Standard"/>
      <text:p text:style-name="Standard">Answer: <text:s/>The DIV tag defines a division or a section in an HTML document the tag is used as a container for HTML elements which is then styled with CSS on manipulated with JavaScript. the DIV tag is easily styled by using the class.</text:p>
      <text:p text:style-name="Standard"><text:s/></text:p>
      <text:p text:style-name="Standard"/>
      <text:p text:style-name="Standard">4. What is the difference between relative positioning and absolute positioning in HTML?</text:p>
      <text:p text:style-name="Standard"/>
      <text:p text:style-name="Standard">Answer: position: relative places an element relative to its current position without changing the layout around it, whereas position: absolute places an element relative to its parent's position and changing the layout around it. </text:p>
      <text:p text:style-name="Standard"/>
      <text:p text:style-name="Standard"/>
      <text:p text:style-name="Standard"/>
      <text:p text:style-name="Standard"/>
      <text:p text:style-name="Standard">5. What is the use of opacity in CSS?</text:p>
      <text:p text:style-name="Standard"/>
      <text:p text:style-name="Standard">Answer: he CSS opacity property is used to specify the transparency of an element. In simple word, you can say that it specifies the clarity of the image. In technical terms, Opacity is defined as degree in which light is allowed to travel through an object. </text:p>
      <text:p text:style-name="Standard"/>
      <text:p text:style-name="Standard"/>
      <text:p text:style-name="Standard"/>
      <text:p text:style-name="Standard"/>
      <text:p text:style-name="Standard"><text:soft-page-break/></text:p>
      <text:p text:style-name="Standard">6. Which is the programming language used in the React Native Framework?</text:p>
      <text:p text:style-name="Standard"/>
      <text:p text:style-name="Standard">Answer: JavaScript </text:p>
      <text:p text:style-name="Standard"/>
      <text:p text:style-name="Standard">7. Which online editor are we using for creating our apps in React Native Framework?</text:p>
      <text:p text:style-name="Standard"/>
      <text:p text:style-name="Standard">Answer: Visual Studio Code. </text:p>
      <text:p text:style-name="Standard"/>
      <text:p text:style-name="Standard">8. Write the steps to test your first designed app in the online editor on mobile.</text:p>
      <text:p text:style-name="Standard"/>
      <text:p text:style-name="Standard">Answer:Selection of the device.</text:p>
      <text:list xml:id="list244937420266034130" text:style-name="L1">
        <text:list-item>
          <text:p>Documentation Testing.</text:p>
        </text:list-item>
        <text:list-item>
          <text:p>Functional testing.</text:p>
        </text:list-item>
        <text:list-item>
          <text:p>Usability Testing.</text:p>
        </text:list-item>
      </text:list>
      <text:p text:style-name="Standard">9. What is the use of the render function in React Native Framework?</text:p>
      <text:p text:style-name="Standard"/>
      <text:p text:style-name="Standard">Answer: “render prop ”</text:p>
      <text:p text:style-name="Standard"/>
      <text:p text:style-name="Standard">10. What is the use of the return function in the React Native Framework?</text:p>
      <text:p text:style-name="Standard"/>
      <text:p text:style-name="Standard">Answer: Whatever a function component returns is rendered as a React element. React elements let you describe what you want to see on the screen. </text:p>
      <text:p text:style-name="Standard"/>
      <text:p text:style-name="Standard">11. What are the various components in your first app that you designed?</text:p>
      <text:p text:style-name="Standard"/>
      <text:p text:style-name="Standard">Answer:  product strategy, mobile app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arial, sans-serif"/>
    <style:font-face style:name="arial" svg:font-family="arial, sans-serif"/>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uli" svg:font-family="Muli" style:font-family-generic="system" style:font-pitch="variable"/>
    <style:font-face style:name="Trebuchet MS"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IN"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en" fo:country="GB" style:font-name-asian="Arial2" style:font-size-asian="11pt" style:language-asian="en" style:country-asian="IN"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Default_20_Paragraph_20_Font" style:display-name="Default Paragraph Font" style:family="text"/>
    <style:style style:name="ListLabel_20_1" style:display-name="ListLabel 1"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meta:editing-cycles>
    <meta:creation-date>2021-01-06T05:46:00</meta:creation-date>
    <dc:date>2021-09-14T16:01:24.13</dc:date>
    <meta:editing-duration>PT17M17S</meta:editing-duration>
    <meta:generator>OpenOffice/4.1.10$Win32 OpenOffice.org_project/4110m2$Build-9807</meta:generator>
    <meta:document-statistic meta:table-count="0" meta:image-count="0" meta:object-count="0" meta:page-count="2" meta:paragraph-count="35" meta:word-count="338" meta:character-count="20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